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78815888" text:id="ct178815888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178816184" text:id="ct178816184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78816280" text:id="ct178816280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78815360" text:id="ct178815360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78530272" text:id="ct178530272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78475864" text:id="ct178475864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78824168" text:id="ct178824168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78834904" text:id="ct17883490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8830712" text:id="ct178830712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78830560" text:id="ct17883056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8830808" text:id="ct17883080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8830136" text:id="ct178830136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78823264" text:id="ct17882326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8532160" text:id="ct17853216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8840576" text:id="ct17884057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8531928" text:id="ct17853192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8822240" text:id="ct17882224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87669656" text:id="ct187669656">
          <text:insertion>
            <office:change-info>
              <dc:creator>Gauthier Bastien</dc:creator>
              <dc:date>2014-12-23T11:08:00</dc:date>
            </office:change-info>
          </text:insertion>
        </text:changed-region>
        <text:changed-region xml:id="ct178902856" text:id="ct178902856">
          <text:insertion>
            <office:change-info>
              <dc:creator>Gauthier Bastien</dc:creator>
              <dc:date>2014-12-23T11:08:00</dc:date>
            </office:change-info>
          </text:insertion>
        </text:changed-region>
        <text:changed-region xml:id="ct178431736" text:id="ct178431736">
          <text:insertion>
            <office:change-info>
              <dc:creator>Gauthier Bastien</dc:creator>
              <dc:date>2014-12-23T11:08:00</dc:date>
            </office:change-info>
          </text:insertion>
        </text:changed-region>
        <text:changed-region xml:id="ct165559712" text:id="ct165559712">
          <text:insertion>
            <office:change-info>
              <dc:creator>Gauthier Bastien</dc:creator>
              <dc:date>2014-12-23T11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78815888"/>self.displayValue(self.listProposingGroups(),self.getProposingGroup())<text:change-end text:change-id="ct178815888"/></text:p>
          <text:p text:style-name="P3"><text:line-break/>Correspondant :<text:line-break/><text:change-start text:change-id="ct178816184"/>self.portal_membership.getMemberInfo(self.Creator())['fullname']<text:change-end text:change-id="ct178816184"/></text:p>
          <text:p text:style-name="P3"><text:line-break/>Références : <text:change-start text:change-id="ct178816280"/>self.getItemReference()<text:change-end text:change-id="ct178816280"/></text:p>
        </draw:text-box>
      </draw:frame>
      <text:p text:style-name="Standard2">Du registre aux délibérations du <text:change-start text:change-id="ct178815360"/>self.portal_plonemeeting.getMeetingConfig(self).Title()<text:change-end text:change-id="ct178815360"/> a été extrait ce qui suit :<text:line-break/></text:p>
      <text:p text:style-name="P4">Séance du <text:change-start text:change-id="ct178530272"/>self.getMeeting().Title()<text:change-end text:change-id="ct178530272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5"><text:span text:style-name="T1">Objet n° </text:span><text:change-start text:change-id="ct178475864"/><text:span text:style-name="T1">self.getItemNumber(relativeTo='meeting')</text:span><text:change-end text:change-id="ct178475864"/><text:span text:style-name="T1"> : </text:span><text:change-start text:change-id="ct178824168"/><text:span text:style-name="T1">self.</text:span>Title()<text:change-end text:change-id="ct178824168"/></text:p>
      <text:p text:style-name="Standard2"/>
      <text:p text:style-name="Standard"><office:annotation><dc:date>2009-09-29T00:00:00</dc:date><text:p>do text</text:p><text:p>from xhtml(self.getDeliberation())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0"><text:span text:style-name="T3">do text if self.getItemSignatures()</text:span></text:p></office:annotation><text:change-start text:change-id="ct178834904"/>self.getItemSignatures().split('\n')[0]<text:change-end text:change-id="ct178834904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830712"/>self.getItemSignatories(theObjects=True)[1].getGender()=='m' and 'Le' or 'La'<text:change-end text:change-id="ct178830712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830560"/>self.getItemSignatories(theObjects=True)[1].getDuty()<text:change-end text:change-id="ct178830560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78830808"/>self.getItemSignatures().split('\n')[2]<text:change-end text:change-id="ct178830808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830136"/>self.getItemSignatories(theObjects=True)[0].getGender()=='m' and 'Le' or 'La'<text:change-end text:change-id="ct178830136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823264"/>self.getItemSignatories(theObjects=True)[0].getDuty()<text:change-end text:change-id="ct178823264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78532160"/>self.getItemSignatures().split('\n')[1]<text:change-end text:change-id="ct178532160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840576"/>self.getItemSignatories(theObjects=True)[1].Title()<text:change-end text:change-id="ct178840576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78531928"/>self.getItemSignatures().split('\n')[3]<text:change-end text:change-id="ct178531928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822240"/>self.getItemSignatories(theObjects=True)[0].Title()<text:change-end text:change-id="ct178822240"/></text:p>
          </table:table-cell>
        </table:table-row>
      </table:table>
      <text:p text:style-name="P9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text:change-start text:change-id="ct187669656"/>self.adapted().getCertifiedSignatures().split('\n')[0]<text:change-end text:change-id="ct187669656"/></text:p>
            </table:table-cell>
            <table:table-cell table:style-name="Tableau1.A1" office:value-type="string">
              <text:p text:style-name="P6"><text:change-start text:change-id="ct178902856"/>self.adapted().getCertifiedSignatures().split('\n')[2]<text:change-end text:change-id="ct178902856"/></text:p>
            </table:table-cell>
          </table:table-row>
        </table:table-header-rows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5"><text:change-start text:change-id="ct178431736"/>self.adapted().getCertifiedSignatures().split('\n')[1]<text:change-end text:change-id="ct178431736"/></text:p>
          </table:table-cell>
          <table:table-cell table:style-name="Tableau1.A1" office:value-type="string">
            <text:p text:style-name="P6"><text:change-start text:change-id="ct165559712"/>self.adapted().getCertifiedSignatures().split('\n')[3]<text:change-end text:change-id="ct165559712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41</meta:editing-cycles>
    <meta:editing-duration>PT1H31M32S</meta:editing-duration>
    <meta:initial-creator>Gauthier Bastien</meta:initial-creator>
    <dc:date>2014-12-23T11:08:40</dc:date>
    <dc:creator>Gauthier Bastien</dc:creator>
    <meta:document-statistic meta:table-count="2" meta:image-count="0" meta:object-count="0" meta:page-count="1" meta:paragraph-count="25" meta:word-count="92" meta:character-count="1339" meta:non-whitespace-character-count="1276"/>
    <meta:user-defined meta:name="Info 1"/>
    <meta:user-defined meta:name="Info 2"/>
    <meta:user-defined meta:name="Info 3"/>
    <meta:user-defined meta:name="Info 4"/>
  </office:meta>
</office:document-meta>
</file>